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Dashed" svg:stroke-width="0.212cm" svg:stroke-color="#ffd428" draw:marker-start-width="0.518cm" draw:marker-end-width="0.518cm" draw:fill-color="#ffffff" draw:textarea-horizontal-align="justify" draw:textarea-vertical-align="middle" draw:auto-grow-height="false" fo:min-height="2.75cm" fo:min-width="8.3cm" fo:padding-top="0.231cm" fo:padding-bottom="0.231cm" fo:padding-left="0.356cm" fo:padding-right="0.356cm"/>
    </style:style>
    <style:style style:name="gr2" style:family="graphic" style:parent-style-name="standard">
      <style:graphic-properties draw:stroke="solid" draw:stroke-dash="Ultrafine_20_Dashed" svg:stroke-width="0.212cm" svg:stroke-color="#127622" draw:marker-start-width="0.518cm" draw:marker-end-width="0.518cm" draw:fill-color="#ffffff" draw:textarea-horizontal-align="justify" draw:textarea-vertical-align="middle" draw:auto-grow-height="false" fo:min-height="7.638cm" fo:min-width="8.088cm" fo:padding-top="0.231cm" fo:padding-bottom="0.231cm" fo:padding-left="0.356cm" fo:padding-right="0.356cm"/>
    </style:style>
    <style:style style:name="gr3" style:family="graphic" style:parent-style-name="standard">
      <style:graphic-properties draw:stroke="solid" draw:stroke-dash="Ultrafine_20_Dashed" svg:stroke-width="0.212cm" svg:stroke-color="#3465a4" draw:marker-start-width="0.518cm" draw:marker-end-width="0.518cm" draw:fill-color="#ffffff" draw:textarea-horizontal-align="justify" draw:textarea-vertical-align="middle" draw:auto-grow-height="false" fo:min-height="7.638cm" fo:min-width="8.088cm" fo:padding-top="0.231cm" fo:padding-bottom="0.231cm" fo:padding-left="0.356cm" fo:padding-right="0.356cm"/>
    </style:style>
    <style:style style:name="gr4" style:family="graphic" style:parent-style-name="standard">
      <style:graphic-properties draw:stroke="solid" draw:stroke-dash="Ultrafine_20_Dashed" svg:stroke-width="0.212cm" svg:stroke-color="#333333" draw:marker-start-width="0.518cm" draw:marker-end-width="0.518cm" draw:fill-color="#ffffff" draw:textarea-horizontal-align="justify" draw:textarea-vertical-align="middle" draw:auto-grow-height="false" fo:min-height="2.644cm" fo:min-width="8.194cm" fo:padding-top="0.231cm" fo:padding-bottom="0.231cm" fo:padding-left="0.356cm" fo:padding-right="0.356cm"/>
    </style:style>
    <style:style style:name="gr5" style:family="graphic" style:parent-style-name="standard">
      <style:graphic-properties draw:fill-color="#069a2e" draw:textarea-horizontal-align="justify" draw:textarea-vertical-align="middle" draw:auto-grow-height="false" fo:min-height="1.59cm" fo:min-width="1.976cm"/>
    </style:style>
    <style:style style:name="gr6" style:family="graphic" style:parent-style-name="standard">
      <style:graphic-properties svg:stroke-width="0.081cm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8" style:family="graphic" style:parent-style-name="standard">
      <style:graphic-properties svg:stroke-color="#bf0041" draw:marker-start="Circle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10" style:family="graphic" style:parent-style-name="standard">
      <style:graphic-properties draw:textarea-horizontal-align="justify" draw:textarea-vertical-align="middle" draw:auto-grow-height="false" fo:min-height="2.818cm" fo:min-width="7.568cm"/>
    </style:style>
    <style:style style:name="gr11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color="#ffffff" fo:font-weight="bold"/>
    </style:style>
    <style:style style:name="P4" style:family="paragraph">
      <loext:graphic-properties draw:fill-color="#069a2e"/>
      <style:paragraph-properties fo:text-align="center"/>
      <style:text-properties fo:color="#ffffff" fo:font-weight="bold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ffffff" fo:font-size="14pt" fo:background-color="#81aca6" style:font-size-asian="14pt" style:font-size-complex="14pt"/>
    </style:style>
    <style:style style:name="T4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8.8cm" svg:height="3cm" svg:x="9.6cm" svg:y="1.2cm">
          <text:p text:style-name="P1"><text:span text:style-name="T1">CONSULTA A LA BASE DE DATOS</text:span></text:p>
          <text:p text:style-name="P1"><text:span text:style-name="T1"/></text:p>
          <text:p text:style-name="P1"><text:span text:style-name="T2">Modulo LECTURA DE LA BBDD ( <text:s text:c="2"/>)</text:span></text:p>
          <text:p text:style-name="P1"><text:span text:style-name="T2">Modulo ACTUALIZACIÓN BBDD ( <text:s text:c="2"/>)</text:span></text:p>
          <text:p text:style-name="P1"><text:span text:style-name="T2">Modulo AGREGAR ELEMENTOS BBDD <text:s/>( <text:s/>)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cm" svg:height="8.1cm" svg:x="0.5cm" svg:y="6.3cm">
          <text:p text:style-name="P1"><text:span text:style-name="T1">CREACIÓN TABLA HTML VISUALIZACIÓN </text:span></text:p>
          <text:p text:style-name="P1"><text:span text:style-name="T1">DEL INVENTARIO ACTUAL</text:span></text:p>
          <text:p text:style-name="P1"><text:span text:style-name="T1"/></text:p>
          <text:p text:style-name="P1"><text:span text:style-name="T2">OBJETIVO : Generar tablas html con el contenido</text:span></text:p>
          <text:p text:style-name="P1"><text:span text:style-name="T2">De la base de datos cantidad,productos, etc ..</text:span></text:p>
          <text:p text:style-name="P1"><text:span text:style-name="T2">Debe ser dinámica y actualizada en tiempo real</text:span></text:p>
          <text:p text:style-name="P1"><text:span text:style-name="T2"/></text:p>
          <text:p text:style-name="P1"><text:span text:style-name="T2">Se recibe por medio de una lista que contiene N tuplas</text:span></text:p>
          <text:p text:style-name="P1"><text:span text:style-name="T2">De M elementos (respuesta de la BBDD)</text:span></text:p>
          <text:p text:style-name="P1"><text:span text:style-name="T2">A través de un proceso cíclico se debe automatizar </text:span></text:p>
          <text:p text:style-name="P1"><text:span text:style-name="T2">La generación de tablas en html </text:span></text:p>
          <text:p text:style-name="P1"><text:span text:style-name="T2">Dichas tablas se deben actualizar en tiempo real</text:span></text:p>
          <text:p text:style-name="P1"><text:span text:style-name="T2">A través de llamados a la ruta</text:span><text:span text:style-name="T1"> /inventario</text:span><text:span text:style-name="T2"> generados</text:span></text:p>
          <text:p text:style-name="P1"><text:span text:style-name="T2">En el servidor FLASK a través de pagina 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8cm" svg:height="8.1cm" svg:x="18.7cm" svg:y="6.3cm">
          <text:p text:style-name="P1"><text:span text:style-name="T1">ZONA DE VENTAS</text:span></text:p>
          <text:p text:style-name="P1"><text:span text:style-name="T1"/></text:p>
          <text:p text:style-name="P1"><text:span text:style-name="T1">Modulo 1</text:span><text:span text:style-name="T2">: lista productos seleccionados para venta</text:span></text:p>
          <text:p text:style-name="P1"><text:span text:style-name="T2">(debe guardar temporalmente la posible venta)</text:span></text:p>
          <text:p text:style-name="P1"><text:span text:style-name="T1">Modulo 2</text:span><text:span text:style-name="T2">: Facturar – grabar – descontar – actualizar </text:span></text:p>
          <text:p text:style-name="P1"><text:span text:style-name="T1">Modulo 2 : </text:span><text:span text:style-name="T2">Vaciar la compra temporal (1 o varios )</text:span></text:p>
          <text:p text:style-name="P1"><text:span text:style-name="T2"/></text:p>
          <text:p text:style-name="P1"><text:span text:style-name="T2">Funcione : se debe generar un selector donde se elijan</text:span></text:p>
          <text:p text:style-name="P1"><text:span text:style-name="T2">Los artículos que se venderán <text:s/>y se deben agregar </text:span></text:p>
          <text:p text:style-name="P1"><text:span text:style-name="T2">A un archivo temporal donde se puede almacenar</text:span></text:p>
          <text:p text:style-name="P1"><text:span text:style-name="T2">(este incrementará a razón de productos elegidos)</text:span></text:p>
          <text:p text:style-name="P1"><text:span text:style-name="T2">También se debe mostrar el acumulado en pesos</text:span></text:p>
          <text:p text:style-name="P1"><text:span text:style-name="T2">Del precio de la venta actual </text:span></text:p>
          <text:p text:style-name="P1"><text:span text:style-name="T2">Al estar listo la venta se debe facturar</text:span></text:p>
          <text:p text:style-name="P1"><text:span text:style-name="T2">La facturación debe guardar todos los cambios </text:span></text:p>
          <text:p text:style-name="P1"><text:span text:style-name="T2">Descontar del inventario las respectivas cantidades </text:span></text:p>
          <text:p text:style-name="P1"><text:span text:style-name="T2">Que fueron vendidas y añadir a una nueva BBDD </text:span></text:p>
          <text:p text:style-name="P1"><text:span text:style-name="T2">Las ventas para llevar un conteo general </text:span></text:p>
          <text:p text:style-name="P1"><text:span text:style-name="T2">Para la parte de reportes y estadistica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cm" svg:height="3cm" svg:x="9.6cm" svg:y="11.4cm">
          <text:p text:style-name="P1"><text:span text:style-name="T1">MODULO DE REPORTES </text:span></text:p>
          <text:p text:style-name="P1"><text:span text:style-name="T1"/></text:p>
          <text:p text:style-name="P1"><text:span text:style-name="T2">VISUALIZAR VENTAS REALIZADAS</text:span></text:p>
          <text:p text:style-name="P1"><text:span text:style-name="T2">GANANCIAS ACTUALES</text:span></text:p>
          <text:p text:style-name="P1"><text:span text:style-name="T2">NUMERO DE VENTAS – PROMEDIOS </text:span></text:p>
          <text:p text:style-name="P1"><text:span text:style-name="T2">ESTADISTICAS GENERALES 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5cm" svg:height="2.6cm" svg:x="12.3cm" svg:y="6.4cm">
          <text:p text:style-name="P3">FLASK</text:p>
          <text:p text:style-name="P3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5.6cm" svg:y1="6.6cm" svg:x2="15.6cm" svg:y2="4.2cm">
          <text:p/>
        </draw:line>
        <draw:line draw:style-name="gr6" draw:text-style-name="P1" draw:layer="layout" svg:x1="12.395cm" svg:y1="4.301cm" svg:x2="12.404cm" svg:y2="6.701cm">
          <text:p/>
        </draw:line>
        <draw:line draw:style-name="gr6" draw:text-style-name="P1" draw:layer="layout" svg:x1="15.6cm" svg:y1="11.2cm" svg:x2="15.6cm" svg:y2="8.8cm">
          <text:p/>
        </draw:line>
        <draw:line draw:style-name="gr6" draw:text-style-name="P1" draw:layer="layout" svg:x1="12.4cm" svg:y1="8.8cm" svg:x2="12.409cm" svg:y2="11.2cm">
          <text:p/>
        </draw:line>
        <draw:line draw:style-name="gr7" draw:text-style-name="P1" draw:layer="layout" svg:x1="9.6cm" svg:y1="8.2cm" svg:x2="11.5cm" svg:y2="8.2cm">
          <text:p/>
        </draw:line>
        <draw:line draw:style-name="gr8" draw:text-style-name="P1" draw:layer="layout" svg:x1="11.4cm" svg:y1="7.581cm" svg:x2="9.5cm" svg:y2="7.618cm">
          <text:p/>
        </draw:line>
        <draw:line draw:style-name="gr7" draw:text-style-name="P1" draw:layer="layout" svg:x1="18.1cm" svg:y1="7.578cm" svg:x2="16.2cm" svg:y2="7.615cm">
          <text:p/>
        </draw:line>
        <draw:line draw:style-name="gr8" draw:text-style-name="P1" draw:layer="layout" svg:x1="16.3cm" svg:y1="8.2cm" svg:x2="18.2cm" svg:y2="8.2cm">
          <text:p/>
        </draw:line>
        <draw:frame draw:style-name="gr9" draw:text-style-name="P5" draw:layer="layout" svg:width="8.8cm" svg:height="4.847cm" svg:x="0.4cm" svg:y="1.2cm">
          <draw:text-box>
            <text:p><text:span text:style-name="T3">***** <text:s/>Rutas <text:s/>*****</text:span></text:p>
            <text:p><text:span text:style-name="T3"/></text:p>
            <text:p><text:span text:style-name="T3">localhost/ventas</text:span></text:p>
            <text:p><text:span text:style-name="T3">localhost/inventario</text:span></text:p>
            <text:p><text:span text:style-name="T3">localhost/update [post]</text:span></text:p>
            <text:p><text:span text:style-name="T3">localhost/welcome</text:span></text:p>
            <text:p><text:span text:style-name="T3">localhost/reportes</text:span></text:p>
            <text:p/>
          </draw:text-box>
        </draw:frame>
        <draw:custom-shape draw:style-name="gr10" draw:text-style-name="P6" draw:layer="layout" svg:width="8.4cm" svg:height="3.4cm" svg:x="19cm" svg:y="1cm">
          <text:p text:style-name="P6"><text:span text:style-name="T4">CSS / HTML / JAVA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1T11:34:21.448197820</meta:creation-date>
    <dc:date>2020-06-21T12:35:52.720349429</dc:date>
    <meta:editing-duration>PT9M33S</meta:editing-duration>
    <meta:editing-cycles>3</meta:editing-cycles>
    <meta:generator>LibreOffice/6.1.5.2$Linux_X86_64 LibreOffice_project/10$Build-2</meta:generator>
    <meta:document-statistic meta:object-count="38"/>
  </office:meta>
</office:document-meta>
</file>